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a83e5"/>
    </style:style>
    <style:style style:name="P2" style:family="paragraph" style:parent-style-name="List_20_Paragraph">
      <style:text-properties officeooo:paragraph-rsid="000a83e5"/>
    </style:style>
    <style:style style:name="P3" style:family="paragraph" style:parent-style-name="Standard">
      <style:paragraph-properties fo:margin-left="0cm" fo:margin-right="0cm" fo:text-indent="0.635cm" style:auto-text-indent="false"/>
      <style:text-properties fo:language="en" fo:country="US" officeooo:paragraph-rsid="000a83e5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officeooo:paragraph-rsid="000a83e5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officeooo:paragraph-rsid="000a83e5"/>
    </style:style>
    <style:style style:name="P6" style:family="paragraph" style:parent-style-name="Standard">
      <style:text-properties officeooo:paragraph-rsid="000a83e5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officeooo:rsid="000c7e40" officeooo:paragraph-rsid="000c7e40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officeooo:rsid="000deee8" officeooo:paragraph-rsid="000deee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89628842" text:style-name="WWNum1">
        <text:list-item>
          <text:p text:style-name="P1"><text:span text:style-name="T3">Бекап БД (если его нету)</text:span><text:span text:style-name="T3"/></text:p>
        </text:list-item>
      </text:list>
      <text:p text:style-name="P4">- подключаемся к экземпляру БД в консоли</text:p>
      <text:p text:style-name="P4">Для подключения — в докере находим запущенный под — k8s_postgree_postgree-0_…</text:p>
      <text:p text:style-name="P4"><text:span text:style-name="T1">- bash</text:span><text:span text:style-name="T1"/></text:p>
      <text:p text:style-name="P4"><text:span text:style-name="T1">- apt update</text:span><text:span text:style-name="T1"/></text:p>
      <text:p text:style-name="P4"><text:span text:style-name="T1">- apt install mc</text:span><text:span text:style-name="T1"/></text:p>
      <text:p text:style-name="P4">- <text:span text:style-name="T1">mc</text:span></text:p>
      <text:p text:style-name="P4">- команда:</text:p>
      <text:p text:style-name="P4"><text:span text:style-name="T1">su</text:span> <text:span text:style-name="T1">postgres</text:span></text:p>
      <text:p text:style-name="P4"/>
      <text:p text:style-name="P4">Делаем полный бекап кластера :</text:p>
      <text:p text:style-name="P4"><text:span text:style-name="T1">pg_dumpall &gt; /var/lib/postgresql/data/backups</text:span><text:span text:style-name="T1"/></text:p>
      <text:p text:style-name="P4">Будет<text:span text:style-name="T1"> </text:span>создан<text:span text:style-name="T1"> </text:span>файл<text:span text:style-name="T1"> “backups” (</text:span>без<text:span text:style-name="T1"> </text:span>расширения<text:span text:style-name="T1">) -&gt; /var/lib/postgresql/data/backups, </text:span>в<text:span text:style-name="T1"> </text:span>нем<text:span text:style-name="T1"> – </text:span>полный<text:span text:style-name="T1"> </text:span>бекап<text:span text:style-name="T1"> </text:span>сервера<text:span text:style-name="T1"/></text:p>
      <text:p text:style-name="P4">Эта папка замаплена в винде на <text:span text:style-name="T1">c</text:span>:\<text:span text:style-name="T1">docker</text:span>\<text:span text:style-name="T1">postgres</text:span>, поэтому после перезагрузки винды данные не пропадут, можно бекап перенести куда нужно.</text:p>
      <text:p text:style-name="P4">Или в общем случае — подходит и для Линукс, и для Windows. В докере в разделе Files переходим в /<text:span text:style-name="T1">var</text:span>/<text:span text:style-name="T1">lib</text:span>/<text:span text:style-name="T1">postgresql</text:span>/<text:span text:style-name="T1">data</text:span>, находим <text:span text:style-name="T1">backups</text:span>, по правой кнопке → <text:span text:style-name="T1">Save</text:span> в нужное место.</text:p>
      <text:p text:style-name="P4"/>
      <text:p text:style-name="P7">Если нужен бекап отдельной БД:</text:p>
      <text:p text:style-name="P8">pg_dump --dbname=RedMango <text:s/>--file=/var/lib/postgresql/data/RedMango.tar --format=tar</text:p>
      <text:p text:style-name="P4"/>
      <text:p text:style-name="P4">В <text:span text:style-name="T1">Linux</text:span> также можно сделать так.</text:p>
      <text:p text:style-name="P4">В <text:span text:style-name="T1">Linux</text:span> папка /<text:span text:style-name="T1">var</text:span>/<text:span text:style-name="T1">lib</text:span>/<text:span text:style-name="T1">postgresql</text:span>/<text:span text:style-name="T1">data</text:span> замаплена на <text:span text:style-name="T1">nfs</text:span>-хранилище по адресу /<text:span text:style-name="T1">home</text:span>/<text:span text:style-name="T1">alex</text:span>/<text:span text:style-name="T1">Data</text:span>/<text:span text:style-name="T1">PostgresData</text:span>.</text:p>
      <text:p text:style-name="P4">Поэтому можно подключиться к этому <text:span text:style-name="T1">nfs</text:span>-хранилищу.</text:p>
      <text:p text:style-name="P4">Делаем к нему доступ командой:</text:p>
      <text:p text:style-name="P4"><text:span text:style-name="T1">sudo chmod 777 /home</text:span><text:span text:style-name="T2">/</text:span><text:span text:style-name="T1">alex/Data/PostgresData</text:span><text:span text:style-name="T1"/></text:p>
      <text:p text:style-name="P4">И затем копируем созданный файл бекапа <text:span text:style-name="T1">backup</text:span> куда нужно.</text:p>
      <text:p text:style-name="P2"/>
      <text:p text:style-name="P2"/>
      <text:list xml:id="list114158943369209" text:continue-numbering="true" text:style-name="WWNum1">
        <text:list-item>
          <text:p text:style-name="P1"><text:span text:style-name="T3">Восстанавливаем БД</text:span></text:p>
        </text:list-item>
      </text:list>
      <text:p text:style-name="P4">- должен быть бекап БД;</text:p>
      <text:p text:style-name="P4">- открываем каталог – <text:span text:style-name="T1">c</text:span>:\<text:span text:style-name="T1">docker</text:span>\<text:span text:style-name="T1">postgres</text:span> - там должны быть данные – здесь спроецирован каталог с данными работающего экземпляра сервера <text:span text:style-name="T1">postgres</text:span>. Копируем в этот каталог наш бекап.</text:p>
      <text:p text:style-name="P4">- открываем в <text:span text:style-name="T1">DockerDesctop</text:span> в запущенных контейнерах контейнер с именем <text:span text:style-name="T1">k</text:span>8<text:span text:style-name="T1">s</text:span>_<text:span text:style-name="T1">postgre</text:span>_<text:span text:style-name="T1">postgre</text:span>-0_....</text:p>
      <text:p text:style-name="P4">Это наш экземпляр.</text:p>
      <text:p text:style-name="P4">Или его можно открыть из консоли:</text:p>
      <text:p text:style-name="P4"><text:span text:style-name="T1">kubectl exec –stdin –tty postgre-0 -- /bin/bash</text:span><text:span text:style-name="T1"/></text:p>
      <text:p text:style-name="P4">Далее устанавливаем файловый менеджер:</text:p>
      <text:p text:style-name="P5"><text:span text:style-name="T1">apt</text:span> <text:span text:style-name="T1">update</text:span></text:p>
      <text:p text:style-name="P5"><text:span text:style-name="T1">apt install mc</text:span><text:span text:style-name="T1"/></text:p>
      <text:p text:style-name="P5"><text:span text:style-name="T1">mc</text:span><text:span text:style-name="T1"/></text:p>
      <text:p text:style-name="P5">переходим<text:span text:style-name="T1"> -&gt; /var/lib/postgresql/data</text:span><text:span text:style-name="T1"/></text:p>
      <text:p text:style-name="P5">там должен находится наш бекап – файл <text:span text:style-name="T1">backups</text:span>, проверяем так ли это</text:p>
      <text:p text:style-name="P5">выходим из <text:span text:style-name="T1">mc</text:span> -&gt; <text:span text:style-name="T1">exit</text:span></text:p>
      <text:p text:style-name="P5">также можно было переходить командами <text:span text:style-name="T1">cd</text:span> (переход) и <text:span text:style-name="T1">ls</text:span> (просмотр).</text:p>
      <text:p text:style-name="P5"/>
      <text:p text:style-name="P5"><text:soft-page-break/><text:span text:style-name="T4">Восстанавливаем нужные БД из бекапов. </text:span><text:span text:style-name="T4"/></text:p>
      <text:p text:style-name="P6"/>
      <text:p text:style-name="P5">восстанавливаем БД:</text:p>
      <text:p text:style-name="P5"><text:span text:style-name="T1">psql</text:span> -<text:span text:style-name="T1">f</text:span> &lt;путь к бекапу&gt; <text:span text:style-name="T1">postgres</text:span> </text:p>
      <text:p text:style-name="P5">Например<text:span text:style-name="T1">:</text:span><text:span text:style-name="T1"/></text:p>
      <text:p text:style-name="P5"><text:span text:style-name="T1">psql -f /var/lib/postgresql/data/backups postgres </text:span><text:span text:style-name="T1"/></text:p>
      <text:p text:style-name="P3"/>
      <text:p text:style-name="P5"><text:span text:style-name="T1">Если будет что-то вроде – Fatal: role “root” does not exist,</text:span><text:span text:style-name="T1"/></text:p>
      <text:p text:style-name="P5"><text:span text:style-name="T1">делаем так:</text:span><text:span text:style-name="T1"/></text:p>
      <text:p text:style-name="P3"/>
      <text:p text:style-name="P5"><text:span text:style-name="T1">- ставим “sudo”: <text:s/>apt install sudo</text:span><text:span text:style-name="T1"/></text:p>
      <text:p text:style-name="P5"><text:span text:style-name="T1">- запускаем сессию из под postgres: sudo su – postgres</text:span><text:span text:style-name="T1"/></text:p>
      <text:p text:style-name="P5"><text:span text:style-name="T1">- запускаем скрипт восстановления: psql -f /var/lib/postgresql/data/backups postgres</text:span><text:span text:style-name="T1"/></text:p>
      <text:p text:style-name="P3"/>
      <text:p text:style-name="P5">должно все восстановится. </text:p>
      <text:p text:style-name="P5">Проверяем:</text:p>
      <text:p text:style-name="P5"><text:span text:style-name="T1">psql</text:span> -<text:span text:style-name="T1">U</text:span> <text:span text:style-name="T1">postgres</text:span> -<text:span text:style-name="T1">d</text:span> &lt;имя БД&gt;</text:p>
      <text:p text:style-name="P5"><text:span text:style-name="T1">select</text:span> * <text:span text:style-name="T1">from</text:span> “<text:span text:style-name="T1">public</text:span>”.”&lt;наименование любой не пустой таблицы БД&gt;”;</text:p>
      <text:p text:style-name="P5">должны отобразится данные, важно – наименование таблиц – <text:span text:style-name="T1">casesensitive</text:span>! Так что нужно указывать точн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11:41:58.505984066</dc:date>
    <meta:editing-duration>PT14M44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52" meta:word-count="339" meta:character-count="2432" meta:non-whitespace-character-count="2133"/>
  </office:meta>
</office:document-meta>
</file>